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Blood Cell Classifier</text:p>
      <text:p text:style-name="Normal"/>
      <text:p text:style-name="Normal">The underlying dataset consists of microscopic images (360 x 360 pixels) showing normal white blood cells. The included blood cells are classified as:</text:p>
      <text:p text:style-name="Normal"/>
      <text:p text:style-name="Normal">1. Neutrophils</text:p>
      <text:p text:style-name="Normal">2. Eosinophils</text:p>
      <text:p text:style-name="Normal">3. Basophils</text:p>
      <text:p text:style-name="Normal">4. Lymphocytes</text:p>
      <text:p text:style-name="Normal">5. Monocytes</text:p>
      <text:p text:style-name="Normal">6. Immature Granulocytes (IG)</text:p>
      <text:p text:style-name="Normal">7. Erythroblasts</text:p>
      <text:p text:style-name="Normal">8. Platelets/Thrombocytes<text:line-break/><text:line-break/><text:line-break/>## Import and preprocess data</text:p>
      <text:p text:style-name="Normal"/>
      <text:p text:style-name="Normal">The data is first extracted from a zip file and then loaded into a TensorFlow dataset. The image size is reduced to 224 x 224 pixels, the images in the dataset are shuffled and batched to 32, and 20% of the images are kept as test data. The remaining 80% is again divided into 80% training data and 20% validation data, resulting in a training set with 64%, a validation set with 16% and a test set with 20% of the images.<text:line-break/><text:line-break/>**Conclusion:**</text:p>
      <text:p text:style-name="Normal"/>
      <text:p text:style-name="Normal">* The 8 classes are unbalanced, with the most common class being neutrophils with 19.4% of all images and the least common class being lymphocytes with 7.1%. Thus, the accuracy of a random model would be 19.4%.</text:p>
      <text:p text:style-name="Normal">* Pixel intensities range from 3.5 to 255. Therefore, rescaling the pixel intesities is appropriat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 Jethva</meta:initial-creator>
    <dc:creator>Dev Jethva</dc:creator>
    <meta:creation-date>2024-07-23T05:19:00Z</meta:creation-date>
    <dc:date>2024-07-23T06:01:00Z</dc:date>
    <meta:template xlink:href="Normal" xlink:type="simple"/>
    <meta:editing-cycles>1</meta:editing-cycles>
    <meta:editing-duration>PT2520S</meta:editing-duration>
    <meta:document-statistic meta:page-count="1" meta:paragraph-count="2" meta:word-count="165" meta:character-count="1107" meta:row-count="7" meta:non-whitespace-character-count="944"/>
  </office:meta>
</office:document-meta>
</file>